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8131" officeooo:paragraph-rsid="001d8131"/>
    </style:style>
    <style:style style:name="P2" style:family="paragraph" style:parent-style-name="Standard">
      <style:text-properties officeooo:rsid="001d8131" officeooo:paragraph-rsid="001d8131"/>
    </style:style>
    <style:style style:name="P3" style:family="paragraph" style:parent-style-name="Standard">
      <style:text-properties officeooo:rsid="001ebb5c" officeooo:paragraph-rsid="001ebb5c"/>
    </style:style>
    <style:style style:name="P4" style:family="paragraph" style:parent-style-name="Standard">
      <style:text-properties officeooo:paragraph-rsid="001ebb5c"/>
    </style:style>
    <style:style style:name="T1" style:family="text">
      <style:text-properties officeooo:rsid="001ebb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biantorics</text:p>
      <text:p text:style-name="P1">Putnum 2000 B2</text:p>
      <text:p text:style-name="P3">Putnum 2002 A2</text:p>
      <text:p text:style-name="P3">Putnum 2003 A1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5:52:08.977337674</meta:creation-date>
    <dc:date>2019-10-10T16:35:34.245583473</dc:date>
    <meta:editing-duration>PT15M3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0" meta:character-count="55" meta:non-whitespace-character-count="49"/>
  </office:meta>
</office:document-meta>
</file>